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Kända lusar</text:p>
          </table:table-cell>
          <table:table-cell table:number-columns-repeated="3"/>
        </table:table-row>
        <table:table-row table:style-name="ro1">
          <table:table-cell office:value-type="string">
            <text:p>Datum</text:p>
          </table:table-cell>
          <table:table-cell office:value-type="string">
            <text:p>Status</text:p>
          </table:table-cell>
          <table:table-cell office:value-type="string">
            <text:p>Upptäckare</text:p>
          </table:table-cell>
          <table:table-cell office:value-type="string">
            <text:p>Återskapande</text:p>
          </table:table-cell>
        </table:table-row>
        <table:table-row table:style-name="ro1">
          <table:table-cell table:style-name="ce1" office:value-type="date" office:date-value="2011-04-18">
            <text:p>11-04-18</text:p>
          </table:table-cell>
          <table:table-cell office:value-type="string">
            <text:p>Olöst</text:p>
          </table:table-cell>
          <table:table-cell office:value-type="string">
            <text:p>Daniel</text:p>
          </table:table-cell>
          <table:table-cell office:value-type="string">
            <text:p>Indexproblem när man först har tagit bort alla aktiva filter och sedan ska lägga till nya igen. Kan ha berott på använding av variablen ans.</text:p>
          </table:table-cell>
        </table:table-row>
      </table:table>
      <table:table table:name="Tabe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2011-04-18</text:date>, <text:time>16:43:2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1-04-18T16:00:12</meta:creation-date>
    <dc:date>2011-04-18T16:43:20</dc:date>
    <dc:creator>Daniel </dc:creator>
    <meta:editing-duration>PT00H39M49S</meta:editing-duration>
    <meta:editing-cycles>2</meta:editing-cycles>
    <meta:generator>OpenOffice.org/3.2$Unix OpenOffice.org_project/320m19$Build-9505</meta:generator>
    <meta:document-statistic meta:table-count="3" meta:cell-count="9" meta:object-count="0"/>
  </office:meta>
</office:document-meta>
</file>